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Matcher.test(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Matcher.isValidResource( String pattern , Locale locale , Locale testLocale , Map 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ocaleMatcher.match( final String pattern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ocaleMatcher.isValidResource( String pattern , Locale locale , Map 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ale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Matcher.configure( Configuration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caleMatch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